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" svg:font-family="Bahnschrif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403in" fo:margin-left="0in" table:align="left"/>
    </style:style>
    <style:style style:name="Table1.A" style:family="table-column">
      <style:table-column-properties style:column-width="2.0181in"/>
    </style:style>
    <style:style style:name="Table1.B" style:family="table-column">
      <style:table-column-properties style:column-width="1.4847in"/>
    </style:style>
    <style:style style:name="Table1.C" style:family="table-column">
      <style:table-column-properties style:column-width="3.437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403in" fo:margin-left="0in" table:align="left"/>
    </style:style>
    <style:style style:name="Table2.A" style:family="table-column">
      <style:table-column-properties style:column-width="2.0056in"/>
    </style:style>
    <style:style style:name="Table2.B" style:family="table-column">
      <style:table-column-properties style:column-width="1.4972in"/>
    </style:style>
    <style:style style:name="Table2.C" style:family="table-column">
      <style:table-column-properties style:column-width="3.437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403in" fo:margin-left="0in" table:align="left"/>
    </style:style>
    <style:style style:name="Table3.A" style:family="table-column">
      <style:table-column-properties style:column-width="2.0056in"/>
    </style:style>
    <style:style style:name="Table3.B" style:family="table-column">
      <style:table-column-properties style:column-width="1.4972in"/>
    </style:style>
    <style:style style:name="Table3.C" style:family="table-column">
      <style:table-column-properties style:column-width="3.437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278in" table:align="left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1.7451in"/>
    </style:style>
    <style:style style:name="Table4.C" style:family="table-column">
      <style:table-column-properties style:column-width="1.1979in"/>
    </style:style>
    <style:style style:name="Table4.D" style:family="table-column">
      <style:table-column-properties style:column-width="1.8097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officeooo:paragraph-rsid="001af8cc"/>
    </style:style>
    <style:style style:name="P2" style:family="paragraph" style:parent-style-name="Text_20_body">
      <style:text-properties officeooo:paragraph-rsid="001af8cc"/>
    </style:style>
    <style:style style:name="P3" style:family="paragraph" style:parent-style-name="Heading_20_3">
      <style:text-properties officeooo:paragraph-rsid="001cc323"/>
    </style:style>
    <style:style style:name="P4" style:family="paragraph" style:parent-style-name="Heading_20_4">
      <style:text-properties officeooo:paragraph-rsid="001cc323"/>
    </style:style>
    <style:style style:name="P5" style:family="paragraph" style:parent-style-name="Text_20_body">
      <style:text-properties officeooo:paragraph-rsid="001cc323"/>
    </style:style>
    <style:style style:name="P6" style:family="paragraph" style:parent-style-name="Table_20_Contents">
      <style:text-properties style:font-name="Bahnschrift"/>
    </style:style>
    <style:style style:name="P7" style:family="paragraph" style:parent-style-name="Table_20_Heading">
      <style:text-properties style:font-name="Bahnschrif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5">
      <style:text-properties officeooo:paragraph-rsid="001af8cc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text-properties officeooo:paragraph-rsid="001af8cc"/>
    </style:style>
    <style:style style:name="P16" style:family="paragraph" style:parent-style-name="Text_20_body" style:list-style-name="L7"/>
    <style:style style:name="P17" style:family="paragraph" style:parent-style-name="Text_20_body" style:list-style-name="L7">
      <style:text-properties style:font-name="Bahnschrift"/>
    </style:style>
    <style:style style:name="P18" style:family="paragraph" style:parent-style-name="Text_20_body" style:list-style-name="L13">
      <style:text-properties style:font-name="Bahnschrift"/>
    </style:style>
    <style:style style:name="P19" style:family="paragraph" style:parent-style-name="Text_20_body" style:list-style-name="L18">
      <style:text-properties style:font-name="Bahnschrift"/>
    </style:style>
    <style:style style:name="P20" style:family="paragraph" style:parent-style-name="Text_20_body" style:list-style-name="L23">
      <style:text-properties style:font-name="Bahnschrift"/>
    </style:style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 style:list-style-name="L19"/>
    <style:style style:name="P33" style:family="paragraph" style:parent-style-name="Text_20_body" style:list-style-name="L20"/>
    <style:style style:name="P34" style:family="paragraph" style:parent-style-name="Text_20_body" style:list-style-name="L21"/>
    <style:style style:name="P35" style:family="paragraph" style:parent-style-name="Text_20_body" style:list-style-name="L22"/>
    <style:style style:name="P36" style:family="paragraph" style:parent-style-name="Text_20_body" style:list-style-name="L23"/>
    <style:style style:name="P37" style:family="paragraph" style:parent-style-name="Text_20_body" style:list-style-name="L24"/>
    <style:style style:name="P38" style:family="paragraph" style:parent-style-name="Text_20_body" style:list-style-name="L24">
      <style:text-properties officeooo:paragraph-rsid="00222fab"/>
    </style:style>
    <style:style style:name="P39" style:family="paragraph" style:parent-style-name="Text_20_body">
      <style:text-properties officeooo:paragraph-rsid="00222fab"/>
    </style:style>
    <style:style style:name="T1" style:family="text">
      <style:text-properties style:font-name="Bahnschrift"/>
    </style:style>
    <style:style style:name="T2" style:family="text">
      <style:text-properties style:font-name="Bahnschrift" officeooo:rsid="001af8cc"/>
    </style:style>
    <style:style style:name="T3" style:family="text">
      <style:text-properties style:font-name="Bahnschrift" officeooo:rsid="001cc323"/>
    </style:style>
    <style:style style:name="T4" style:family="text">
      <style:text-properties style:font-name="Bahnschrift" officeooo:rsid="00222fab"/>
    </style:style>
    <style:style style:name="T5" style:family="text">
      <style:text-properties officeooo:rsid="00222fa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Functional Design Specification (FDS)</text:span></text:span></text:h>
      <text:p text:style-name="Text_20_body"><text:span text:style-name="Strong_20_Emphasis"><text:span text:style-name="T1">System:</text:span></text:span><text:span text:style-name="T1"> Double Acting Cylinder Control using FBD Logic<text:line-break/></text:span><text:span text:style-name="Strong_20_Emphasis"><text:span text:style-name="T1">Platform:</text:span></text:span><text:span text:style-name="T1"> Mitsubishi PLC (FBD)<text:line-break/></text:span><text:span text:style-name="Strong_20_Emphasis"><text:span text:style-name="T1">Control Modes:</text:span></text:span><text:span text:style-name="T1"> Auto &amp; Manual<text:line-break/></text:span><text:span text:style-name="Strong_20_Emphasis"><text:span text:style-name="T1">Document Type:</text:span></text:span><text:span text:style-name="T1"> Stepwise FDS</text:span></text:p>
      <text:h text:style-name="Heading_20_3" text:outline-level="3"><text:span text:style-name="Strong_20_Emphasis"><text:span text:style-name="T1">1. System Overview</text:span></text:span></text:h>
      <text:p text:style-name="Text_20_body"><text:span text:style-name="T1">The system controls a </text:span><text:span text:style-name="Strong_20_Emphasis"><text:span text:style-name="T1">Double Acting Pneumatic Cylinder</text:span></text:span><text:span text:style-name="T1"> with two modes: </text:span><text:span text:style-name="Strong_20_Emphasis"><text:span text:style-name="T1">Manual</text:span></text:span><text:span text:style-name="T1"> and </text:span><text:span text:style-name="Strong_20_Emphasis"><text:span text:style-name="T1">Automatic</text:span></text:span><text:span text:style-name="T1">.</text:span></text:p>
      <text:list text:style-name="L1">
        <text:list-item>
          <text:p text:style-name="P8"><text:span text:style-name="Strong_20_Emphasis"><text:span text:style-name="T1">Auto Mode:</text:span></text:span><text:span text:style-name="T1"> Extends and retracts based on process sequence and interlocks.</text:span></text:p>
        </text:list-item>
        <text:list-item>
          <text:p text:style-name="P8"><text:span text:style-name="Strong_20_Emphasis"><text:span text:style-name="T1">Manual Mode:</text:span></text:span><text:span text:style-name="T1"> Allows manual commands for extend/retract.</text:span></text:p>
        </text:list-item>
        <text:list-item>
          <text:p text:style-name="P8"><text:span text:style-name="Strong_20_Emphasis"><text:span text:style-name="T1">Feedback Monitoring:</text:span></text:span><text:span text:style-name="T1"> Ensures cylinder reached position with time monitoring.</text:span></text:p>
        </text:list-item>
        <text:list-item>
          <text:p text:style-name="P8"><text:span text:style-name="Strong_20_Emphasis"><text:span text:style-name="T1">Fault Handling:</text:span></text:span><text:span text:style-name="T1"> Detects feedback delay to raise faults.</text:span></text:p>
        </text:list-item>
      </text:list>
      <text:h text:style-name="Heading_20_3" text:outline-level="3"><text:span text:style-name="T1"><text:s/></text:span><text:span text:style-name="Strong_20_Emphasis"><text:span text:style-name="T1">2. Inputs and Outputs</text:span></text:span></text:h>
      <text:h text:style-name="Heading_20_4" text:outline-level="4"><text:span text:style-name="Strong_20_Emphasis"><text:span text:style-name="T1">VAR_INPUT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Tag Name</text:p>
            </table:table-cell>
            <table:table-cell table:style-name="Table1.A1" office:value-type="string">
              <text:p text:style-name="P7">Data Type</text:p>
            </table:table-cell>
            <table:table-cell table:style-name="Table1.A1" office:value-type="string">
              <text:p text:style-name="P7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1">Extend_Cmd</text:span></text:span></text:p>
          </table:table-cell>
          <table:table-cell table:style-name="Table1.A1" office:value-type="string">
            <text:p text:style-name="P6">Bit</text:p>
          </table:table-cell>
          <table:table-cell table:style-name="Table1.A1" office:value-type="string">
            <text:p text:style-name="P6">Command to extend cylinder (Manual or Auto)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Retract_Cmd</text:span></text:span></text:p>
          </table:table-cell>
          <table:table-cell table:style-name="Table1.A1" office:value-type="string">
            <text:p text:style-name="P6">Bit</text:p>
          </table:table-cell>
          <table:table-cell table:style-name="Table1.A1" office:value-type="string">
            <text:p text:style-name="P6">Command to retract cylinder (Manual or Auto)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Extend_FB</text:span></text:span></text:p>
          </table:table-cell>
          <table:table-cell table:style-name="Table1.A1" office:value-type="string">
            <text:p text:style-name="P6">Bit</text:p>
          </table:table-cell>
          <table:table-cell table:style-name="Table1.A1" office:value-type="string">
            <text:p text:style-name="P6">Feedback: cylinder fully extended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Retract_FB</text:span></text:span></text:p>
          </table:table-cell>
          <table:table-cell table:style-name="Table1.A1" office:value-type="string">
            <text:p text:style-name="P6">Bit</text:p>
          </table:table-cell>
          <table:table-cell table:style-name="Table1.A1" office:value-type="string">
            <text:p text:style-name="P6">Feedback: cylinder fully retracted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Auto_Mode</text:span></text:span></text:p>
          </table:table-cell>
          <table:table-cell table:style-name="Table1.A1" office:value-type="string">
            <text:p text:style-name="P6">Bit</text:p>
          </table:table-cell>
          <table:table-cell table:style-name="Table1.A1" office:value-type="string">
            <text:p text:style-name="P6">System in automatic mode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Manual_Mode</text:span></text:span></text:p>
          </table:table-cell>
          <table:table-cell table:style-name="Table1.A1" office:value-type="string">
            <text:p text:style-name="P6">Bit</text:p>
          </table:table-cell>
          <table:table-cell table:style-name="Table1.A1" office:value-type="string">
            <text:p text:style-name="P6">System in manual mode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Interlock</text:span></text:span></text:p>
          </table:table-cell>
          <table:table-cell table:style-name="Table1.A1" office:value-type="string">
            <text:p text:style-name="P6">Bit</text:p>
          </table:table-cell>
          <table:table-cell table:style-name="Table1.A1" office:value-type="string">
            <text:p text:style-name="P6">System permission for movement (safety)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Exend_Rs</text:span></text:span></text:p>
          </table:table-cell>
          <table:table-cell table:style-name="Table1.A1" office:value-type="string">
            <text:p text:style-name="P6">Bit</text:p>
          </table:table-cell>
          <table:table-cell table:style-name="Table1.A1" office:value-type="string">
            <text:p text:style-name="P6">Reset extend fault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Retract_Rs</text:span></text:span></text:p>
          </table:table-cell>
          <table:table-cell table:style-name="Table1.A1" office:value-type="string">
            <text:p text:style-name="P6">Bit</text:p>
          </table:table-cell>
          <table:table-cell table:style-name="Table1.A1" office:value-type="string">
            <text:p text:style-name="P6">Reset retract fault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RESET</text:span></text:span></text:p>
          </table:table-cell>
          <table:table-cell table:style-name="Table1.A1" office:value-type="string">
            <text:p text:style-name="P6">Bit</text:p>
          </table:table-cell>
          <table:table-cell table:style-name="Table1.A1" office:value-type="string">
            <text:p text:style-name="P6">General system reset</text:p>
          </table:table-cell>
        </table:table-row>
      </table:table>
      <text:h text:style-name="Heading_20_4" text:outline-level="4"><text:span text:style-name="Strong_20_Emphasis"><text:span text:style-name="T1">VAR</text:span>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7">Tag Name</text:p>
            </table:table-cell>
            <table:table-cell table:style-name="Table2.A1" office:value-type="string">
              <text:p text:style-name="P7">Data Type</text:p>
            </table:table-cell>
            <table:table-cell table:style-name="Table2.A1" office:value-type="string">
              <text:p text:style-name="P7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<text:span text:style-name="T1">EX_FB_T</text:span></text:span></text:p>
          </table:table-cell>
          <table:table-cell table:style-name="Table2.A1" office:value-type="string">
            <text:p text:style-name="P6">Bit</text:p>
          </table:table-cell>
          <table:table-cell table:style-name="Table2.A1" office:value-type="string">
            <text:p text:style-name="P6">Timer active for extend FB monitoring</text:p>
          </table:table-cell>
        </table:table-row>
        <table:table-row>
          <table:table-cell table:style-name="Table2.A1" office:value-type="string">
            <text:p text:style-name="Table_20_Contents"><text:span text:style-name="Source_20_Text"><text:span text:style-name="T1">RE_FB_T</text:span></text:span></text:p>
          </table:table-cell>
          <table:table-cell table:style-name="Table2.A1" office:value-type="string">
            <text:p text:style-name="P6">Bit</text:p>
          </table:table-cell>
          <table:table-cell table:style-name="Table2.A1" office:value-type="string">
            <text:p text:style-name="P6">Timer active for retract FB monitoring</text:p>
          </table:table-cell>
        </table:table-row>
      </table:table>
      <text:h text:style-name="Heading_20_4" text:outline-level="4"><text:soft-page-break/><text:span text:style-name="Strong_20_Emphasis"><text:span text:style-name="T1">VAR_OUTPUT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">Tag Name</text:p>
            </table:table-cell>
            <table:table-cell table:style-name="Table3.A1" office:value-type="string">
              <text:p text:style-name="P7">Data Type</text:p>
            </table:table-cell>
            <table:table-cell table:style-name="Table3.A1" office:value-type="string">
              <text:p text:style-name="P7">Descriptio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<text:span text:style-name="T1">Out_Extend</text:span></text:span></text:p>
          </table:table-cell>
          <table:table-cell table:style-name="Table3.A1" office:value-type="string">
            <text:p text:style-name="P6">Bit</text:p>
          </table:table-cell>
          <table:table-cell table:style-name="Table3.A1" office:value-type="string">
            <text:p text:style-name="P6">Output to extend cylinder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Out_Retract</text:span></text:span></text:p>
          </table:table-cell>
          <table:table-cell table:style-name="Table3.A1" office:value-type="string">
            <text:p text:style-name="P6">Bit</text:p>
          </table:table-cell>
          <table:table-cell table:style-name="Table3.A1" office:value-type="string">
            <text:p text:style-name="P6">Output to retract cylinder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Status</text:span></text:span></text:p>
          </table:table-cell>
          <table:table-cell table:style-name="Table3.A1" office:value-type="string">
            <text:p text:style-name="P6">Bit</text:p>
          </table:table-cell>
          <table:table-cell table:style-name="Table3.A1" office:value-type="string">
            <text:p text:style-name="P6">Cylinder is in a valid state (no fault)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Auto_On</text:span></text:span></text:p>
          </table:table-cell>
          <table:table-cell table:style-name="Table3.A1" office:value-type="string">
            <text:p text:style-name="P6">Bit</text:p>
          </table:table-cell>
          <table:table-cell table:style-name="Table3.A1" office:value-type="string">
            <text:p text:style-name="P6">Auto mode status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Manual_On</text:span></text:span></text:p>
          </table:table-cell>
          <table:table-cell table:style-name="Table3.A1" office:value-type="string">
            <text:p text:style-name="P6">Bit</text:p>
          </table:table-cell>
          <table:table-cell table:style-name="Table3.A1" office:value-type="string">
            <text:p text:style-name="P6">Manual mode status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Extend_Fault</text:span></text:span></text:p>
          </table:table-cell>
          <table:table-cell table:style-name="Table3.A1" office:value-type="string">
            <text:p text:style-name="P6">Bit</text:p>
          </table:table-cell>
          <table:table-cell table:style-name="Table3.A1" office:value-type="string">
            <text:p text:style-name="P6">Extend fault if feedback delay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Retract_Fault</text:span></text:span></text:p>
          </table:table-cell>
          <table:table-cell table:style-name="Table3.A1" office:value-type="string">
            <text:p text:style-name="P6">Bit</text:p>
          </table:table-cell>
          <table:table-cell table:style-name="Table3.A1" office:value-type="string">
            <text:p text:style-name="P6">Retract fault if feedback delay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Extend_Fb_Time</text:span></text:span></text:p>
          </table:table-cell>
          <table:table-cell table:style-name="Table3.A1" office:value-type="string">
            <text:p text:style-name="P6">Word [Int]</text:p>
          </table:table-cell>
          <table:table-cell table:style-name="Table3.A1" office:value-type="string">
            <text:p text:style-name="P6">Feedback delay time during extend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Extend_Time</text:span></text:span></text:p>
          </table:table-cell>
          <table:table-cell table:style-name="Table3.A1" office:value-type="string">
            <text:p text:style-name="P6">Word [Int]</text:p>
          </table:table-cell>
          <table:table-cell table:style-name="Table3.A1" office:value-type="string">
            <text:p text:style-name="P6">Total time of extend operation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Retract_Fb_Time</text:span></text:span></text:p>
          </table:table-cell>
          <table:table-cell table:style-name="Table3.A1" office:value-type="string">
            <text:p text:style-name="P6">Word [Int]</text:p>
          </table:table-cell>
          <table:table-cell table:style-name="Table3.A1" office:value-type="string">
            <text:p text:style-name="P6">Feedback delay time during retract</text:p>
          </table:table-cell>
        </table:table-row>
        <table:table-row>
          <table:table-cell table:style-name="Table3.A1" office:value-type="string">
            <text:p text:style-name="Table_20_Contents"><text:span text:style-name="Source_20_Text"><text:span text:style-name="T1">Retract_Time</text:span></text:span></text:p>
          </table:table-cell>
          <table:table-cell table:style-name="Table3.A1" office:value-type="string">
            <text:p text:style-name="P6">Word [Int]</text:p>
          </table:table-cell>
          <table:table-cell table:style-name="Table3.A1" office:value-type="string">
            <text:p text:style-name="P6">Total time of retract operation</text:p>
          </table:table-cell>
        </table:table-row>
      </table:table>
      <text:h text:style-name="P1" text:outline-level="3"><text:span text:style-name="Strong_20_Emphasis"><text:span text:style-name="T2">*</text:span></text:span><text:span text:style-name="Strong_20_Emphasis"><text:span text:style-name="T1">MANUAL MODE (Extend Operation)</text:span></text:span></text:h>
      <text:h text:style-name="Heading_20_4" text:outline-level="4"><text:span text:style-name="Strong_20_Emphasis"><text:span text:style-name="T1">1. Manual Mode Activation</text:span></text:span></text:h>
      <text:list text:style-name="L2">
        <text:list-item>
          <text:p text:style-name="P9"><text:span text:style-name="T1">When </text:span><text:span text:style-name="Source_20_Text"><text:span text:style-name="T1">Manual_Mode</text:span></text:span><text:span text:style-name="T1"> </text:span><text:span text:style-name="Strong_20_Emphasis"><text:span text:style-name="T1">bit is ON</text:span></text:span><text:span text:style-name="T1">,<text:line-break/>→ System enters </text:span><text:span text:style-name="Strong_20_Emphasis"><text:span text:style-name="T1">Manual Mode</text:span></text:span><text:span text:style-name="T1">.<text:line-break/>→ </text:span><text:span text:style-name="Source_20_Text"><text:span text:style-name="T1">Manual_On</text:span></text:span><text:span text:style-name="T1"> output bit is </text:span><text:span text:style-name="Strong_20_Emphasis"><text:span text:style-name="T1">set TRUE</text:span></text:span><text:span text:style-name="T1">.</text:span></text:p>
        </text:list-item>
      </text:list>
      <text:h text:style-name="Heading_20_4" text:outline-level="4"><text:span text:style-name="Strong_20_Emphasis"><text:span text:style-name="T1">2. Manual Extend Command Execution</text:span></text:span></text:h>
      <text:list text:style-name="L3">
        <text:list-item>
          <text:p text:style-name="P10"><text:span text:style-name="T1">When </text:span><text:span text:style-name="Source_20_Text"><text:span text:style-name="T1">Extend_Cmd</text:span></text:span><text:span text:style-name="T1"> </text:span><text:span text:style-name="Strong_20_Emphasis"><text:span text:style-name="T1">bit turns ON</text:span></text:span><text:span text:style-name="T1"> (manual command),<text:line-break/>→ AND </text:span><text:span text:style-name="Source_20_Text"><text:span text:style-name="T1">Manual_On</text:span></text:span><text:span text:style-name="T1"> is TRUE,<text:line-break/>→ THEN </text:span><text:span text:style-name="Source_20_Text"><text:span text:style-name="T1">Out_Extend</text:span></text:span><text:span text:style-name="T1"> output bit is set </text:span><text:span text:style-name="Strong_20_Emphasis"><text:span text:style-name="T1">TRUE</text:span></text:span><text:span text:style-name="T1"> (Cylinder starts extending).</text:span></text:p>
        </text:list-item>
      </text:list>
      <text:h text:style-name="Heading_20_4" text:outline-level="4"><text:span text:style-name="Strong_20_Emphasis"><text:span text:style-name="T1">3. Timer Start for Extend Feedback</text:span></text:span></text:h>
      <text:list text:style-name="L4">
        <text:list-item>
          <text:p text:style-name="P11"><text:span text:style-name="T1">On activation of </text:span><text:span text:style-name="Source_20_Text"><text:span text:style-name="T1">Out_Extend</text:span></text:span><text:span text:style-name="T1">,<text:line-break/>→ Start a </text:span><text:span text:style-name="Strong_20_Emphasis"><text:span text:style-name="T1">3-second timer (T_EXT)</text:span></text:span><text:span text:style-name="T1">.</text:span></text:p>
        </text:list-item>
      </text:list>
      <text:h text:style-name="Heading_20_4" text:outline-level="4"><text:span text:style-name="Strong_20_Emphasis"><text:span text:style-name="T1">4. Feedback Validation within Timer</text:span></text:span></text:h>
      <text:list text:style-name="L5">
        <text:list-item>
          <text:p text:style-name="P12"><text:span text:style-name="T1">If </text:span><text:span text:style-name="Source_20_Text"><text:span text:style-name="T1">Extend_FB</text:span></text:span><text:span text:style-name="T1"> becomes </text:span><text:span text:style-name="Strong_20_Emphasis"><text:span text:style-name="T1">TRUE before T_EXT completes</text:span></text:span><text:span text:style-name="T1">,<text:line-break/>→ THEN:</text:span></text:p>
          <text:list>
            <text:list-item>
              <text:p text:style-name="P12"><text:span text:style-name="Source_20_Text"><text:span text:style-name="T1">Out_Extend</text:span></text:span><text:span text:style-name="T1"> is set to </text:span><text:span text:style-name="Strong_20_Emphasis"><text:span text:style-name="T1">FALSE</text:span></text:span><text:span text:style-name="T1"> (stop output),</text:span></text:p>
            </text:list-item>
            <text:list-item>
              <text:p text:style-name="P12"><text:span text:style-name="Source_20_Text"><text:span text:style-name="T1">Extend_Fb_Time</text:span></text:span><text:span text:style-name="T1"> is stored,</text:span></text:p>
            </text:list-item>
            <text:list-item>
              <text:p text:style-name="P13"><text:span text:style-name="Source_20_Text"><text:span text:style-name="T1">Status</text:span></text:span><text:span text:style-name="T1"> is set </text:span><text:span text:style-name="Strong_20_Emphasis"><text:span text:style-name="T1">TRUE</text:span></text:span><text:span text:style-name="T1">,</text:span></text:p>
              <text:p text:style-name="P13"><text:span text:style-name="Strong_20_Emphasis"><text:span text:style-name="T1">5. Alarm on Feedback Timeout</text:span></text:span></text:p>
            </text:list-item>
          </text:list>
        </text:list-item>
      </text:list>
      <text:list text:style-name="L6">
        <text:list-item>
          <text:p text:style-name="P14"><text:soft-page-break/><text:span text:style-name="T1">If </text:span><text:span text:style-name="Source_20_Text"><text:span text:style-name="T1">Extend_FB</text:span></text:span><text:span text:style-name="T1"> remains </text:span><text:span text:style-name="Strong_20_Emphasis"><text:span text:style-name="T1">FALSE after 3 seconds</text:span></text:span><text:span text:style-name="T1">,<text:line-break/>→ THEN:</text:span></text:p>
          <text:list>
            <text:list-item>
              <text:p text:style-name="P14"><text:span text:style-name="Source_20_Text"><text:span text:style-name="T1">Out_Extend</text:span></text:span><text:span text:style-name="T1"> = </text:span><text:span text:style-name="Strong_20_Emphasis"><text:span text:style-name="T1">FALSE</text:span></text:span><text:span text:style-name="T1">,</text:span></text:p>
            </text:list-item>
            <text:list-item>
              <text:p text:style-name="P14"><text:span text:style-name="Source_20_Text"><text:span text:style-name="T1">Extend_Fault</text:span></text:span><text:span text:style-name="T1"> is set </text:span><text:span text:style-name="Strong_20_Emphasis"><text:span text:style-name="T1">TRUE</text:span></text:span><text:span text:style-name="T1">,</text:span></text:p>
            </text:list-item>
            <text:list-item>
              <text:p text:style-name="P15"><text:span text:style-name="Source_20_Text"><text:span text:style-name="T1">Status</text:span></text:span><text:span text:style-name="T1"> = </text:span><text:span text:style-name="Strong_20_Emphasis"><text:span text:style-name="T1">FALSE</text:span></text:span><text:span text:style-name="T1">,</text:span></text:p>
            </text:list-item>
          </text:list>
        </text:list-item>
      </text:list>
      <text:p text:style-name="P2"><text:span text:style-name="Strong_20_Emphasis"><text:span text:style-name="T2">6. </text:span></text:span><text:span text:style-name="Strong_20_Emphasis"><text:span text:style-name="T1">Alarm Reset Logi</text:span></text:span><text:span text:style-name="Strong_20_Emphasis"><text:span text:style-name="T2">c</text:span></text:span></text:p>
      <text:list text:style-name="L7">
        <text:list-item>
          <text:p text:style-name="P16"><text:span text:style-name="T1">If </text:span><text:span text:style-name="Source_20_Text"><text:span text:style-name="T1">Extend_Fault</text:span></text:span><text:span text:style-name="T1"> = TRUE,<text:line-break/>→ AND </text:span><text:span text:style-name="Source_20_Text"><text:span text:style-name="T1">Exend_Rs</text:span></text:span><text:span text:style-name="T1"> or </text:span><text:span text:style-name="Source_20_Text"><text:span text:style-name="T1">RESET</text:span></text:span><text:span text:style-name="T1"> button is </text:span><text:span text:style-name="Strong_20_Emphasis"><text:span text:style-name="T1">pressed</text:span></text:span><text:span text:style-name="T1">,<text:line-break/>→ THEN:</text:span></text:p>
          <text:list>
            <text:list-item>
              <text:p text:style-name="P16"><text:span text:style-name="Source_20_Text"><text:span text:style-name="T1">Extend_Fault</text:span></text:span><text:span text:style-name="T1"> is set to </text:span><text:span text:style-name="Strong_20_Emphasis"><text:span text:style-name="T1">FALSE</text:span></text:span><text:span text:style-name="T1">,</text:span></text:p>
            </text:list-item>
            <text:list-item>
              <text:p text:style-name="P17">System ready for next command.</text:p>
            </text:list-item>
          </text:list>
        </text:list-item>
      </text:list>
      <text:h text:style-name="P1" text:outline-level="3"><text:span text:style-name="Strong_20_Emphasis"><text:span text:style-name="T2">*</text:span></text:span><text:span text:style-name="Strong_20_Emphasis"><text:span text:style-name="T1">MANUAL MODE </text:span></text:span><text:span text:style-name="Strong_20_Emphasis"><text:span text:style-name="T2">(Re</text:span></text:span><text:span text:style-name="Strong_20_Emphasis"><text:span text:style-name="T1">t</text:span></text:span><text:span text:style-name="Strong_20_Emphasis"><text:span text:style-name="T2">ect</text:span></text:span><text:span text:style-name="Strong_20_Emphasis"><text:span text:style-name="T1"> Operation)</text:span></text:span></text:h>
      <text:h text:style-name="P1" text:outline-level="3"><text:span text:style-name="Strong_20_Emphasis"><text:span text:style-name="T1">1. Manual Mode Activation</text:span></text:span></text:h>
      <text:list text:style-name="L8">
        <text:list-item>
          <text:p text:style-name="P21"><text:span text:style-name="T1">When </text:span><text:span text:style-name="Source_20_Text"><text:span text:style-name="T1">Manual_Mode</text:span></text:span><text:span text:style-name="T1"> </text:span><text:span text:style-name="Strong_20_Emphasis"><text:span text:style-name="T1">bit is ON</text:span></text:span><text:span text:style-name="T1">,<text:line-break/>→ System enters </text:span><text:span text:style-name="Strong_20_Emphasis"><text:span text:style-name="T1">Manual Mode</text:span></text:span><text:span text:style-name="T1">.<text:line-break/>→ </text:span><text:span text:style-name="Source_20_Text"><text:span text:style-name="T1">Manual_On</text:span></text:span><text:span text:style-name="T1"> output bit is </text:span><text:span text:style-name="Strong_20_Emphasis"><text:span text:style-name="T1">set TRUE</text:span></text:span><text:span text:style-name="T1">.</text:span></text:p>
        </text:list-item>
      </text:list>
      <text:h text:style-name="Heading_20_4" text:outline-level="4"><text:span text:style-name="Strong_20_Emphasis"><text:span text:style-name="T1">2. Manual Retract Command Execution</text:span></text:span></text:h>
      <text:list text:style-name="L9">
        <text:list-item>
          <text:p text:style-name="P22"><text:span text:style-name="T1">When </text:span><text:span text:style-name="Source_20_Text"><text:span text:style-name="T1">Retract_Cmd</text:span></text:span><text:span text:style-name="T1"> </text:span><text:span text:style-name="Strong_20_Emphasis"><text:span text:style-name="T1">bit turns ON</text:span></text:span><text:span text:style-name="T1"> (manual command),<text:line-break/>→ AND </text:span><text:span text:style-name="Source_20_Text"><text:span text:style-name="T1">Manual_On</text:span></text:span><text:span text:style-name="T1"> is TRUE,<text:line-break/>→ THEN </text:span><text:span text:style-name="Source_20_Text"><text:span text:style-name="T1">Out_Retract</text:span></text:span><text:span text:style-name="T1"> output bit is set </text:span><text:span text:style-name="Strong_20_Emphasis"><text:span text:style-name="T1">TRUE</text:span></text:span><text:span text:style-name="T1"> (Cylinder starts retracting).</text:span></text:p>
        </text:list-item>
      </text:list>
      <text:h text:style-name="Heading_20_4" text:outline-level="4"><text:span text:style-name="Strong_20_Emphasis"><text:span text:style-name="T1">3. Timer Start for Retract Feedback</text:span></text:span></text:h>
      <text:list text:style-name="L10">
        <text:list-item>
          <text:p text:style-name="P23"><text:span text:style-name="T1">On activation of </text:span><text:span text:style-name="Source_20_Text"><text:span text:style-name="T1">Out_Retract</text:span></text:span><text:span text:style-name="T1">,<text:line-break/>→ Start a </text:span><text:span text:style-name="Strong_20_Emphasis"><text:span text:style-name="T1">3-second timer (T_RET)</text:span></text:span><text:span text:style-name="T1">.</text:span></text:p>
        </text:list-item>
      </text:list>
      <text:h text:style-name="Heading_20_4" text:outline-level="4"><text:span text:style-name="Strong_20_Emphasis"><text:span text:style-name="T1">4. Feedback Validation within Timer</text:span></text:span></text:h>
      <text:list text:style-name="L11">
        <text:list-item>
          <text:p text:style-name="P24"><text:span text:style-name="T1">If </text:span><text:span text:style-name="Source_20_Text"><text:span text:style-name="T1">Retract_FB</text:span></text:span><text:span text:style-name="T1"> becomes </text:span><text:span text:style-name="Strong_20_Emphasis"><text:span text:style-name="T1">TRUE before T_RET completes</text:span></text:span><text:span text:style-name="T1">,<text:line-break/>→ THEN:</text:span></text:p>
          <text:list>
            <text:list-item>
              <text:p text:style-name="P24"><text:span text:style-name="Source_20_Text"><text:span text:style-name="T1">Out_Retract</text:span></text:span><text:span text:style-name="T1"> is set to </text:span><text:span text:style-name="Strong_20_Emphasis"><text:span text:style-name="T1">FALSE</text:span></text:span><text:span text:style-name="T1">,</text:span></text:p>
            </text:list-item>
            <text:list-item>
              <text:p text:style-name="P24"><text:span text:style-name="Source_20_Text"><text:span text:style-name="T1">Retract_Fb_Time</text:span></text:span><text:span text:style-name="T1"> is stored,</text:span></text:p>
            </text:list-item>
            <text:list-item>
              <text:p text:style-name="P24"><text:span text:style-name="Source_20_Text"><text:span text:style-name="T1">Status</text:span></text:span><text:span text:style-name="T1"> is set </text:span><text:span text:style-name="Strong_20_Emphasis"><text:span text:style-name="T1">TRUE</text:span></text:span><text:span text:style-name="T1">,</text:span></text:p>
            </text:list-item>
          </text:list>
        </text:list-item>
      </text:list>
      <text:h text:style-name="Heading_20_4" text:outline-level="4"><text:soft-page-break/><text:span text:style-name="Strong_20_Emphasis"><text:span text:style-name="T1">5. Alarm on Feedback Timeout</text:span></text:span></text:h>
      <text:list text:style-name="L12">
        <text:list-item>
          <text:p text:style-name="P25"><text:span text:style-name="T1">If </text:span><text:span text:style-name="Source_20_Text"><text:span text:style-name="T1">Retract_FB</text:span></text:span><text:span text:style-name="T1"> remains </text:span><text:span text:style-name="Strong_20_Emphasis"><text:span text:style-name="T1">FALSE after 3 seconds</text:span></text:span><text:span text:style-name="T1">,<text:line-break/>→ THEN:</text:span></text:p>
          <text:list>
            <text:list-item>
              <text:p text:style-name="P25"><text:span text:style-name="Source_20_Text"><text:span text:style-name="T1">Out_Retract</text:span></text:span><text:span text:style-name="T1"> = </text:span><text:span text:style-name="Strong_20_Emphasis"><text:span text:style-name="T1">FALSE</text:span></text:span><text:span text:style-name="T1">,</text:span></text:p>
            </text:list-item>
            <text:list-item>
              <text:p text:style-name="P25"><text:span text:style-name="Source_20_Text"><text:span text:style-name="T1">Retract_Fault</text:span></text:span><text:span text:style-name="T1"> is set </text:span><text:span text:style-name="Strong_20_Emphasis"><text:span text:style-name="T1">TRUE</text:span></text:span><text:span text:style-name="T1">,</text:span></text:p>
            </text:list-item>
            <text:list-item>
              <text:p text:style-name="P25"><text:span text:style-name="Source_20_Text"><text:span text:style-name="T1">Status</text:span></text:span><text:span text:style-name="T1"> = </text:span><text:span text:style-name="Strong_20_Emphasis"><text:span text:style-name="T1">FALSE</text:span></text:span><text:span text:style-name="T1">,</text:span></text:p>
            </text:list-item>
          </text:list>
        </text:list-item>
      </text:list>
      <text:h text:style-name="Heading_20_4" text:outline-level="4"><text:span text:style-name="Strong_20_Emphasis"><text:span text:style-name="T1">6. Alarm Reset Logic</text:span></text:span></text:h>
      <text:list text:style-name="L13">
        <text:list-item>
          <text:p text:style-name="P26"><text:span text:style-name="T1">If </text:span><text:span text:style-name="Source_20_Text"><text:span text:style-name="T1">Retract_Fault</text:span></text:span><text:span text:style-name="T1"> = TRUE,<text:line-break/>→ AND </text:span><text:span text:style-name="Source_20_Text"><text:span text:style-name="T1">Retract_Rs</text:span></text:span><text:span text:style-name="T1"> or </text:span><text:span text:style-name="Source_20_Text"><text:span text:style-name="T1">RESET</text:span></text:span><text:span text:style-name="T1"> button is </text:span><text:span text:style-name="Strong_20_Emphasis"><text:span text:style-name="T1">pressed</text:span></text:span><text:span text:style-name="T1">,<text:line-break/>→ THEN:</text:span></text:p>
          <text:list>
            <text:list-item>
              <text:p text:style-name="P26"><text:span text:style-name="Source_20_Text"><text:span text:style-name="T1">Retract_Fault</text:span></text:span><text:span text:style-name="T1"> is set to </text:span><text:span text:style-name="Strong_20_Emphasis"><text:span text:style-name="T1">FALSE</text:span></text:span><text:span text:style-name="T1">,</text:span></text:p>
            </text:list-item>
            <text:list-item>
              <text:p text:style-name="P18">System ready for next command.</text:p>
            </text:list-item>
          </text:list>
        </text:list-item>
      </text:list>
      <text:h text:style-name="P1" text:outline-level="3"><text:span text:style-name="Strong_20_Emphasis"><text:span text:style-name="T3">*</text:span></text:span><text:span text:style-name="Strong_20_Emphasis"><text:span text:style-name="T1">AUTO MODE (Extend Operation)</text:span></text:span></text:h>
      <text:h text:style-name="Heading_20_4" text:outline-level="4"><text:span text:style-name="Strong_20_Emphasis"><text:span text:style-name="T1">1. Auto Mode Activation</text:span></text:span></text:h>
      <text:list text:style-name="L14">
        <text:list-item>
          <text:p text:style-name="P27"><text:span text:style-name="T1">When </text:span><text:span text:style-name="Source_20_Text"><text:span text:style-name="T1">Auto_Mode</text:span></text:span><text:span text:style-name="T1"> </text:span><text:span text:style-name="Strong_20_Emphasis"><text:span text:style-name="T1">bit is ON</text:span></text:span><text:span text:style-name="T1">,<text:line-break/>→ System enters </text:span><text:span text:style-name="Strong_20_Emphasis"><text:span text:style-name="T1">Auto Mode</text:span></text:span><text:span text:style-name="T1">.<text:line-break/>→ </text:span><text:span text:style-name="Source_20_Text"><text:span text:style-name="T1">Auto_On</text:span></text:span><text:span text:style-name="T1"> output bit is set </text:span><text:span text:style-name="Strong_20_Emphasis"><text:span text:style-name="T1">TRUE</text:span></text:span><text:span text:style-name="T1">.</text:span></text:p>
        </text:list-item>
      </text:list>
      <text:h text:style-name="Heading_20_4" text:outline-level="4"><text:span text:style-name="Strong_20_Emphasis"><text:span text:style-name="T1">2. Auto Extend Command Execution</text:span></text:span></text:h>
      <text:list text:style-name="L15">
        <text:list-item>
          <text:p text:style-name="P28"><text:span text:style-name="T1">When </text:span><text:span text:style-name="Source_20_Text"><text:span text:style-name="T1">Extend_Cmd</text:span></text:span><text:span text:style-name="T1"> </text:span><text:span text:style-name="Strong_20_Emphasis"><text:span text:style-name="T1">bit turns ON</text:span></text:span><text:span text:style-name="T1">,<text:line-break/>→ AND </text:span><text:span text:style-name="Source_20_Text"><text:span text:style-name="T1">Interlock</text:span></text:span><text:span text:style-name="T1"> is </text:span><text:span text:style-name="Strong_20_Emphasis"><text:span text:style-name="T1">TRUE</text:span></text:span><text:span text:style-name="T1">,<text:line-break/>→ AND </text:span><text:span text:style-name="Source_20_Text"><text:span text:style-name="T1">Auto_On</text:span></text:span><text:span text:style-name="T1"> is TRUE,<text:line-break/>→ THEN:</text:span></text:p>
          <text:list>
            <text:list-item>
              <text:p text:style-name="P28"><text:span text:style-name="Source_20_Text"><text:span text:style-name="T1">Out_Extend</text:span></text:span><text:span text:style-name="T1"> output bit is set </text:span><text:span text:style-name="Strong_20_Emphasis"><text:span text:style-name="T1">TRUE</text:span></text:span><text:span text:style-name="T1"> (start cylinder extension),</text:span></text:p>
            </text:list-item>
            <text:list-item>
              <text:p text:style-name="P28"><text:span text:style-name="T1">A </text:span><text:span text:style-name="Strong_20_Emphasis"><text:span text:style-name="T1">3-second timer</text:span></text:span><text:span text:style-name="T1"> (</text:span><text:span text:style-name="Source_20_Text"><text:span text:style-name="T1">T_EXT</text:span></text:span><text:span text:style-name="T1">) is started to monitor extend feedback.</text:span></text:p>
            </text:list-item>
          </text:list>
        </text:list-item>
      </text:list>
      <text:h text:style-name="Heading_20_4" text:outline-level="4"><text:span text:style-name="Strong_20_Emphasis"><text:span text:style-name="T1">3. Feedback Validation</text:span></text:span></text:h>
      <text:list text:style-name="L16">
        <text:list-item>
          <text:p text:style-name="P29"><text:span text:style-name="T1">If </text:span><text:span text:style-name="Source_20_Text"><text:span text:style-name="T1">Extend_FB</text:span></text:span><text:span text:style-name="T1"> becomes </text:span><text:span text:style-name="Strong_20_Emphasis"><text:span text:style-name="T1">TRUE before </text:span></text:span><text:span text:style-name="Strong_20_Emphasis"><text:span text:style-name="Source_20_Text"><text:span text:style-name="T1">T_EXT</text:span></text:span></text:span><text:span text:style-name="Strong_20_Emphasis"><text:span text:style-name="T1"> completes</text:span></text:span><text:span text:style-name="T1">,<text:line-break/>→ THEN:</text:span></text:p>
          <text:list>
            <text:list-item>
              <text:p text:style-name="P29"><text:span text:style-name="Source_20_Text"><text:span text:style-name="T1">Out_Extend</text:span></text:span><text:span text:style-name="T1"> = </text:span><text:span text:style-name="Strong_20_Emphasis"><text:span text:style-name="T1">FALSE</text:span></text:span><text:span text:style-name="T1">,</text:span></text:p>
            </text:list-item>
            <text:list-item>
              <text:p text:style-name="P29"><text:span text:style-name="T1">Store elapsed time in </text:span><text:span text:style-name="Source_20_Text"><text:span text:style-name="T1">Extend_Fb_Time</text:span></text:span><text:span text:style-name="T1">,</text:span></text:p>
            </text:list-item>
            <text:list-item>
              <text:p text:style-name="P29"><text:span text:style-name="T1">Set </text:span><text:span text:style-name="Source_20_Text"><text:span text:style-name="T1">Status</text:span></text:span><text:span text:style-name="T1"> = TRUE,</text:span></text:p>
            </text:list-item>
          </text:list>
        </text:list-item>
      </text:list>
      <text:h text:style-name="P4" text:outline-level="4"><text:soft-page-break/><text:span text:style-name="Strong_20_Emphasis"><text:span text:style-name="T1">4. Fault on Timeout</text:span></text:span></text:h>
      <text:list text:style-name="L17">
        <text:list-item>
          <text:p text:style-name="P30"><text:span text:style-name="T1">If </text:span><text:span text:style-name="Source_20_Text"><text:span text:style-name="T1">Extend_FB</text:span></text:span><text:span text:style-name="T1"> remains </text:span><text:span text:style-name="Strong_20_Emphasis"><text:span text:style-name="T1">FALSE after 3 seconds</text:span></text:span><text:span text:style-name="T1">,<text:line-break/>→ THEN:</text:span></text:p>
          <text:list>
            <text:list-item>
              <text:p text:style-name="P30"><text:span text:style-name="Source_20_Text"><text:span text:style-name="T1">Out_Extend</text:span></text:span><text:span text:style-name="T1"> = </text:span><text:span text:style-name="Strong_20_Emphasis"><text:span text:style-name="T1">FALSE</text:span></text:span><text:span text:style-name="T1">,</text:span></text:p>
            </text:list-item>
            <text:list-item>
              <text:p text:style-name="P30"><text:span text:style-name="T1">Set </text:span><text:span text:style-name="Source_20_Text"><text:span text:style-name="T1">Extend_Fault</text:span></text:span><text:span text:style-name="T1"> = TRUE,</text:span></text:p>
            </text:list-item>
            <text:list-item>
              <text:p text:style-name="P30"><text:span text:style-name="T1">Set </text:span><text:span text:style-name="Source_20_Text"><text:span text:style-name="T1">Status</text:span></text:span><text:span text:style-name="T1"> = FALSE,</text:span></text:p>
            </text:list-item>
            <text:list-item>
              <text:p text:style-name="P30"><text:span text:style-name="T1">Message: "</text:span><text:span text:style-name="Strong_20_Emphasis"><text:span text:style-name="T1">Auto Extension Failed – Alarm Set</text:span></text:span><text:span text:style-name="T1">".</text:span></text:p>
            </text:list-item>
          </text:list>
        </text:list-item>
      </text:list>
      <text:h text:style-name="Heading_20_4" text:outline-level="4"><text:span text:style-name="Strong_20_Emphasis"><text:span text:style-name="T1">5. Alarm Reset Logic</text:span></text:span></text:h>
      <text:list text:style-name="L18">
        <text:list-item>
          <text:p text:style-name="P31"><text:span text:style-name="T1">If </text:span><text:span text:style-name="Source_20_Text"><text:span text:style-name="T1">Extend_Fault</text:span></text:span><text:span text:style-name="T1"> = TRUE,<text:line-break/>→ AND </text:span><text:span text:style-name="Source_20_Text"><text:span text:style-name="T1">Exend_Rs</text:span></text:span><text:span text:style-name="T1"> OR </text:span><text:span text:style-name="Source_20_Text"><text:span text:style-name="T1">RESET</text:span></text:span><text:span text:style-name="T1"> is pressed,<text:line-break/>→ THEN:</text:span></text:p>
          <text:list>
            <text:list-item>
              <text:p text:style-name="P31"><text:span text:style-name="Source_20_Text"><text:span text:style-name="T1">Extend_Fault</text:span></text:span><text:span text:style-name="T1"> is reset to </text:span><text:span text:style-name="Strong_20_Emphasis"><text:span text:style-name="T1">FALSE</text:span></text:span><text:span text:style-name="T1">,</text:span></text:p>
            </text:list-item>
            <text:list-item>
              <text:p text:style-name="P19">System is ready for next cycle.</text:p>
            </text:list-item>
          </text:list>
        </text:list-item>
      </text:list>
      <text:h text:style-name="P1" text:outline-level="3"><text:span text:style-name="Strong_20_Emphasis"><text:span text:style-name="T3">*</text:span></text:span><text:span text:style-name="Strong_20_Emphasis"><text:span text:style-name="T1">AUTO MODE (Retract Operation)</text:span></text:span></text:h>
      <text:h text:style-name="Heading_20_4" text:outline-level="4"><text:span text:style-name="Strong_20_Emphasis"><text:span text:style-name="T1">1. Auto Mode Activation</text:span></text:span></text:h>
      <text:list text:style-name="L19">
        <text:list-item>
          <text:p text:style-name="P32"><text:span text:style-name="T1">When </text:span><text:span text:style-name="Source_20_Text"><text:span text:style-name="T1">Auto_Mode</text:span></text:span><text:span text:style-name="T1"> </text:span><text:span text:style-name="Strong_20_Emphasis"><text:span text:style-name="T1">bit is ON</text:span></text:span><text:span text:style-name="T1">,<text:line-break/>→ System enters </text:span><text:span text:style-name="Strong_20_Emphasis"><text:span text:style-name="T1">Auto Mode</text:span></text:span><text:span text:style-name="T1">.<text:line-break/>→ </text:span><text:span text:style-name="Source_20_Text"><text:span text:style-name="T1">Auto_On</text:span></text:span><text:span text:style-name="T1"> output bit is set </text:span><text:span text:style-name="Strong_20_Emphasis"><text:span text:style-name="T1">TRUE</text:span></text:span><text:span text:style-name="T1">.</text:span></text:p>
        </text:list-item>
      </text:list>
      <text:h text:style-name="Heading_20_4" text:outline-level="4"><text:span text:style-name="Strong_20_Emphasis"><text:span text:style-name="T1">2. Auto Retract Command Execution</text:span></text:span></text:h>
      <text:list text:style-name="L20">
        <text:list-item>
          <text:p text:style-name="P33"><text:span text:style-name="T1">When </text:span><text:span text:style-name="Source_20_Text"><text:span text:style-name="T1">Retract_Cmd</text:span></text:span><text:span text:style-name="T1"> </text:span><text:span text:style-name="Strong_20_Emphasis"><text:span text:style-name="T1">bit turns ON</text:span></text:span><text:span text:style-name="T1">,<text:line-break/>→ AND </text:span><text:span text:style-name="Source_20_Text"><text:span text:style-name="T1">Interlock</text:span></text:span><text:span text:style-name="T1"> is </text:span><text:span text:style-name="Strong_20_Emphasis"><text:span text:style-name="T1">TRUE</text:span></text:span><text:span text:style-name="T1">,<text:line-break/>→ AND </text:span><text:span text:style-name="Source_20_Text"><text:span text:style-name="T1">Auto_On</text:span></text:span><text:span text:style-name="T1"> is TRUE,<text:line-break/>→ THEN:</text:span></text:p>
          <text:list>
            <text:list-item>
              <text:p text:style-name="P33"><text:span text:style-name="Source_20_Text"><text:span text:style-name="T1">Out_Retract</text:span></text:span><text:span text:style-name="T1"> output bit is set </text:span><text:span text:style-name="Strong_20_Emphasis"><text:span text:style-name="T1">TRUE</text:span></text:span><text:span text:style-name="T1"> (start cylinder retraction),</text:span></text:p>
            </text:list-item>
            <text:list-item>
              <text:p text:style-name="P33"><text:span text:style-name="T1">A </text:span><text:span text:style-name="Strong_20_Emphasis"><text:span text:style-name="T1">3-second timer</text:span></text:span><text:span text:style-name="T1"> (</text:span><text:span text:style-name="Source_20_Text"><text:span text:style-name="T1">T_RET</text:span></text:span><text:span text:style-name="T1">) is started to monitor retract feedback.</text:span></text:p>
            </text:list-item>
          </text:list>
        </text:list-item>
      </text:list>
      <text:h text:style-name="Heading_20_4" text:outline-level="4"><text:span text:style-name="Strong_20_Emphasis"><text:span text:style-name="T1">3. Feedback Validation</text:span></text:span></text:h>
      <text:list text:style-name="L21">
        <text:list-item>
          <text:p text:style-name="P34"><text:span text:style-name="T1">If </text:span><text:span text:style-name="Source_20_Text"><text:span text:style-name="T1">Retract_FB</text:span></text:span><text:span text:style-name="T1"> becomes </text:span><text:span text:style-name="Strong_20_Emphasis"><text:span text:style-name="T1">TRUE before </text:span></text:span><text:span text:style-name="Strong_20_Emphasis"><text:span text:style-name="Source_20_Text"><text:span text:style-name="T1">T_RET</text:span></text:span></text:span><text:span text:style-name="Strong_20_Emphasis"><text:span text:style-name="T1"> completes</text:span></text:span><text:span text:style-name="T1">,<text:line-break/>→ THEN:</text:span></text:p>
          <text:list>
            <text:list-item>
              <text:p text:style-name="P34"><text:span text:style-name="Source_20_Text"><text:span text:style-name="T1">Out_Retract</text:span></text:span><text:span text:style-name="T1"> = </text:span><text:span text:style-name="Strong_20_Emphasis"><text:span text:style-name="T1">FALSE</text:span></text:span><text:span text:style-name="T1">,</text:span></text:p>
            </text:list-item>
            <text:list-item>
              <text:p text:style-name="P34"><text:span text:style-name="T1">Store elapsed time in </text:span><text:span text:style-name="Source_20_Text"><text:span text:style-name="T1">Retract_Fb_Time</text:span></text:span><text:span text:style-name="T1">,</text:span></text:p>
            </text:list-item>
            <text:list-item>
              <text:p text:style-name="P34"><text:span text:style-name="T1">Set </text:span><text:span text:style-name="Source_20_Text"><text:span text:style-name="T1">Status</text:span></text:span><text:span text:style-name="T1"> = TRUE,</text:span></text:p>
            </text:list-item>
          </text:list>
        </text:list-item>
      </text:list>
      <text:h text:style-name="Heading_20_4" text:outline-level="4"><text:soft-page-break/><text:span text:style-name="Strong_20_Emphasis"><text:span text:style-name="T1">4. Fault on Timeout</text:span></text:span></text:h>
      <text:list text:style-name="L22">
        <text:list-item>
          <text:p text:style-name="P35"><text:span text:style-name="T1">If </text:span><text:span text:style-name="Source_20_Text"><text:span text:style-name="T1">Retract_FB</text:span></text:span><text:span text:style-name="T1"> remains </text:span><text:span text:style-name="Strong_20_Emphasis"><text:span text:style-name="T1">FALSE after 3 seconds</text:span></text:span><text:span text:style-name="T1">,<text:line-break/>→ THEN:</text:span></text:p>
          <text:list>
            <text:list-item>
              <text:p text:style-name="P35"><text:span text:style-name="Source_20_Text"><text:span text:style-name="T1">Out_Retract</text:span></text:span><text:span text:style-name="T1"> = </text:span><text:span text:style-name="Strong_20_Emphasis"><text:span text:style-name="T1">FALSE</text:span></text:span><text:span text:style-name="T1">,</text:span></text:p>
            </text:list-item>
            <text:list-item>
              <text:p text:style-name="P35"><text:span text:style-name="T1">Set </text:span><text:span text:style-name="Source_20_Text"><text:span text:style-name="T1">Retract_Fault</text:span></text:span><text:span text:style-name="T1"> = TRUE,</text:span></text:p>
            </text:list-item>
            <text:list-item>
              <text:p text:style-name="P35"><text:span text:style-name="T1">Set </text:span><text:span text:style-name="Source_20_Text"><text:span text:style-name="T1">Status</text:span></text:span><text:span text:style-name="T1"> = FALSE,</text:span></text:p>
            </text:list-item>
            <text:list-item>
              <text:p text:style-name="P35"><text:span text:style-name="T1">Message: "</text:span><text:span text:style-name="Strong_20_Emphasis"><text:span text:style-name="T1">Auto Retraction Failed – Alarm Set</text:span></text:span><text:span text:style-name="T1">".</text:span></text:p>
            </text:list-item>
          </text:list>
        </text:list-item>
      </text:list>
      <text:h text:style-name="Heading_20_4" text:outline-level="4"><text:span text:style-name="Strong_20_Emphasis"><text:span text:style-name="T1">5. Alarm Reset Logic</text:span></text:span></text:h>
      <text:list text:style-name="L23">
        <text:list-item>
          <text:p text:style-name="P36"><text:span text:style-name="T1">If </text:span><text:span text:style-name="Source_20_Text"><text:span text:style-name="T1">Retract_Fault</text:span></text:span><text:span text:style-name="T1"> = TRUE,<text:line-break/>→ AND </text:span><text:span text:style-name="Source_20_Text"><text:span text:style-name="T1">Retract_Rs</text:span></text:span><text:span text:style-name="T1"> OR </text:span><text:span text:style-name="Source_20_Text"><text:span text:style-name="T1">RESET</text:span></text:span><text:span text:style-name="T1"> is pressed,<text:line-break/>→ THEN:</text:span></text:p>
          <text:list>
            <text:list-item>
              <text:p text:style-name="P36"><text:span text:style-name="Source_20_Text"><text:span text:style-name="T1">Retract_Fault</text:span></text:span><text:span text:style-name="T1"> is reset to </text:span><text:span text:style-name="Strong_20_Emphasis"><text:span text:style-name="T1">FALSE</text:span></text:span><text:span text:style-name="T1">,</text:span></text:p>
            </text:list-item>
            <text:list-item>
              <text:p text:style-name="P20">System is ready for next cycle.</text:p>
            </text:list-item>
          </text:list>
        </text:list-item>
      </text:list>
      <text:p text:style-name="Text_20_body"><text:span text:style-name="Strong_20_Emphasis"><text:span text:style-name="T1"/></text:span></text:p>
      <text:h text:style-name="P3" text:outline-level="3"><text:span text:style-name="Strong_20_Emphasis"><text:span text:style-name="T3">*TIME TRACKING</text:span></text:span></text:h>
      <text:p text:style-name="P5"><text:span text:style-name="Strong_20_Emphasis"><text:span text:style-name="T3"/></text:span></text:p>
      <text:p text:style-name="P39"><text:span text:style-name="Strong_20_Emphasis"><text:span text:style-name="T4"><text:s text:c="11"/>1.</text:span></text:span><text:span text:style-name="Strong_20_Emphasis"><text:span text:style-name="T1"> Extend Feedback Time → </text:span></text:span><text:span text:style-name="Strong_20_Emphasis"><text:span text:style-name="Source_20_Text">Extend_Fb_Time</text:span></text:span></text:p>
      <text:list text:style-name="L24">
        <text:list-header>
          <text:p text:style-name="P38"><text:span text:style-name="T5">2.</text:span> <text:span text:style-name="Strong_20_Emphasis">Total Extend Time</text:span> → <text:span text:style-name="Source_20_Text">Extend_Time</text:span></text:p>
          <text:p text:style-name="P37"><text:span text:style-name="T5">3. </text:span><text:s/><text:span text:style-name="Strong_20_Emphasis">Retract Feedback Time</text:span> → <text:span text:style-name="Source_20_Text">Retract_Fb_Time</text:span></text:p>
          <text:p text:style-name="P37"><text:span text:style-name="T5">4.</text:span> <text:span text:style-name="Strong_20_Emphasis">Total Retract Time</text:span> → <text:span text:style-name="Source_20_Text">Retract_Time</text:span></text:p>
        </text:list-header>
      </text:list>
      <text:p text:style-name="Text_20_body"><text:span text:style-name="Strong_20_Emphasis"><text:span text:style-name="T1"/></text:span></text:p>
      <text:h text:style-name="Heading_20_3" text:outline-level="3"><text:span text:style-name="Strong_20_Emphasis"><text:span text:style-name="T1">Data Register Assignment (example):</text:span>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Time Value</text:p>
            </table:table-cell>
            <table:table-cell table:style-name="Table4.A1" office:value-type="string">
              <text:p text:style-name="Table_20_Heading">Tag</text:p>
            </table:table-cell>
            <table:table-cell table:style-name="Table4.A1" office:value-type="string">
              <text:p text:style-name="Table_20_Heading">Data Register</text:p>
            </table:table-cell>
            <table:table-cell table:style-name="Table4.A1" office:value-type="string">
              <text:p text:style-name="Table_20_Heading">Format</text:p>
            </table:table-cell>
          </table:table-row>
        </table:table-header-rows>
        <table:table-row>
          <table:table-cell table:style-name="Table4.A1" office:value-type="string">
            <text:p text:style-name="Table_20_Contents">Extend Feedback Time</text:p>
          </table:table-cell>
          <table:table-cell table:style-name="Table4.A1" office:value-type="string">
            <text:p text:style-name="Table_20_Contents"><text:span text:style-name="Source_20_Text">Extend_Fb_Time</text:span></text:p>
          </table:table-cell>
          <table:table-cell table:style-name="Table4.A1" office:value-type="string">
            <text:p text:style-name="Table_20_Contents">D100</text:p>
          </table:table-cell>
          <table:table-cell table:style-name="Table4.A1" office:value-type="string">
            <text:p text:style-name="Table_20_Contents">INT (Word)</text:p>
          </table:table-cell>
        </table:table-row>
        <table:table-row>
          <table:table-cell table:style-name="Table4.A1" office:value-type="string">
            <text:p text:style-name="Table_20_Contents">Extend Total Time</text:p>
          </table:table-cell>
          <table:table-cell table:style-name="Table4.A1" office:value-type="string">
            <text:p text:style-name="Table_20_Contents"><text:span text:style-name="Source_20_Text">Extend_Time</text:span></text:p>
          </table:table-cell>
          <table:table-cell table:style-name="Table4.A1" office:value-type="string">
            <text:p text:style-name="Table_20_Contents">D101</text:p>
          </table:table-cell>
          <table:table-cell table:style-name="Table4.A1" office:value-type="string">
            <text:p text:style-name="Table_20_Contents">INT (Word)</text:p>
          </table:table-cell>
        </table:table-row>
        <table:table-row>
          <table:table-cell table:style-name="Table4.A1" office:value-type="string">
            <text:p text:style-name="Table_20_Contents">Retract Feedback Time</text:p>
          </table:table-cell>
          <table:table-cell table:style-name="Table4.A1" office:value-type="string">
            <text:p text:style-name="Table_20_Contents"><text:span text:style-name="Source_20_Text">Retract_Fb_Time</text:span></text:p>
          </table:table-cell>
          <table:table-cell table:style-name="Table4.A1" office:value-type="string">
            <text:p text:style-name="Table_20_Contents">D102</text:p>
          </table:table-cell>
          <table:table-cell table:style-name="Table4.A1" office:value-type="string">
            <text:p text:style-name="Table_20_Contents">INT (Word)</text:p>
          </table:table-cell>
        </table:table-row>
        <table:table-row>
          <table:table-cell table:style-name="Table4.A1" office:value-type="string">
            <text:p text:style-name="Table_20_Contents">Retract Total Time</text:p>
          </table:table-cell>
          <table:table-cell table:style-name="Table4.A1" office:value-type="string">
            <text:p text:style-name="Table_20_Contents"><text:span text:style-name="Source_20_Text">Retract_Time</text:span></text:p>
          </table:table-cell>
          <table:table-cell table:style-name="Table4.A1" office:value-type="string">
            <text:p text:style-name="Table_20_Contents">D103</text:p>
          </table:table-cell>
          <table:table-cell table:style-name="Table4.A1" office:value-type="string">
            <text:p text:style-name="Table_20_Contents">INT (Word)</text:p>
          </table:table-cell>
        </table:table-row>
      </table:table>
      <text:p text:style-name="Text_20_body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" svg:font-family="Bahnschrift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5T23:03:32.893000000</meta:creation-date>
    <dc:date>2025-06-19T15:17:23.868000000</dc:date>
    <meta:editing-duration>PT49M28S</meta:editing-duration>
    <meta:editing-cycles>6</meta:editing-cycles>
    <meta:generator>LibreOffice/7.6.5.2$Windows_X86_64 LibreOffice_project/38d5f62f85355c192ef5f1dd47c5c0c0c6d6598b</meta:generator>
    <meta:document-statistic meta:table-count="4" meta:image-count="0" meta:object-count="0" meta:page-count="6" meta:paragraph-count="202" meta:word-count="978" meta:character-count="5685" meta:non-whitespace-character-count="4959"/>
  </office:meta>
</office:document-meta>
</file>